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9bb355b">1. orgバッファを評価</text:a></text:p>
          <text:p text:style-name="Contents_20_1"><text:a xlink:type="simple" xlink:href="#org21011f0">2. ユーティリティ関数</text:a></text:p>
          <text:p text:style-name="Contents_20_2"><text:a xlink:type="simple" xlink:href="#orgd77d780">2.1. サボっていると Kyoko さんに怒られる</text:a></text:p>
          <text:p text:style-name="Contents_20_2"><text:a xlink:type="simple" xlink:href="#org5647fdd">2.2. org-buffer を dokuwiki 形式に変換し，kill-ring に格納</text:a></text:p>
          <text:p text:style-name="Contents_20_2"><text:a xlink:type="simple" xlink:href="#orgbb1452a">2.3. コンソールでカレントバッファのあるディレクトリに移動する</text:a></text:p>
          <text:p text:style-name="Contents_20_2"><text:a xlink:type="simple" xlink:href="#orgbe8170c">2.4. ファイルに含まれるテーブルを使って定時にアラートを表示する</text:a></text:p>
          <text:p text:style-name="Contents_20_2"><text:a xlink:type="simple" xlink:href="#org9fca228">2.5. 頻繁に利用するファイルをring形式でたどる</text:a></text:p>
          <text:p text:style-name="Contents_20_2"><text:a xlink:type="simple" xlink:href="#orge810ec0">2.6. 引数のorgバッファを開く</text:a></text:p>
          <text:p text:style-name="Contents_20_2"><text:a xlink:type="simple" xlink:href="#org30206ed">2.7. orgバッファにいつものヘッダを追加する</text:a></text:p>
          <text:p text:style-name="Contents_20_2"><text:a xlink:type="simple" xlink:href="#org7d670b8">2.8. 議事録ひな形を書き入れる</text:a></text:p>
          <text:p text:style-name="Contents_20_2"><text:a xlink:type="simple" xlink:href="#org2499587">2.9. ランダムの文字列を取得する</text:a></text:p>
          <text:p text:style-name="Contents_20_2"><text:a xlink:type="simple" xlink:href="#org6c0eec0">2.10. Auto-install をセットアップする</text:a></text:p>
          <text:p text:style-name="Contents_20_2"><text:a xlink:type="simple" xlink:href="#org8e24099">2.11. 行頭に"  - "を挿入する</text:a></text:p>
          <text:p text:style-name="Contents_20_2"><text:a xlink:type="simple" xlink:href="#orgf3d925a">2.12. 日付などを簡単に挿入する</text:a></text:p>
          <text:p text:style-name="Contents_20_3"><text:a xlink:type="simple" xlink:href="#org8a6237b">2.12.1. キーバインド</text:a></text:p>
          <text:p text:style-name="Contents_20_2"><text:a xlink:type="simple" xlink:href="#org1fb5cc6">2.13. XHTMLを利用したガントチャート生成</text:a></text:p>
          <text:p text:style-name="Contents_20_2"><text:a xlink:type="simple" xlink:href="#orgc42ce80">2.14. 定期実行関数</text:a></text:p>
          <text:p text:style-name="Contents_20_2"><text:a xlink:type="simple" xlink:href="#orge48ba92">2.15. ブラウザの設定</text:a></text:p>
          <text:p text:style-name="Contents_20_2"><text:a xlink:type="simple" xlink:href="#orgbed510a">2.16. ミニバッファに日時を表示</text:a></text:p>
          <text:p text:style-name="Contents_20_2"><text:a xlink:type="simple" xlink:href="#org5bab276">2.17. バックアップファイルの削除</text:a></text:p>
          <text:p text:style-name="Contents_20_2"><text:a xlink:type="simple" xlink:href="#org7193b94">2.18. 日中と夜中でテーマを切り替える</text:a></text:p>
          <text:p text:style-name="Contents_20_2"><text:a xlink:type="simple" xlink:href="#org8e68ab8">2.19. chomp</text:a></text:p>
          <text:p text:style-name="Contents_20_2"><text:a xlink:type="simple" xlink:href="#org7009908">2.20. iTerm2.app を呼び出す関数</text:a></text:p>
          <text:p text:style-name="Contents_20_2"><text:a xlink:type="simple" xlink:href="#org0f1b07f">2.21. lingr にログインする</text:a></text:p>
          <text:p text:style-name="Contents_20_2"><text:a xlink:type="simple" xlink:href="#org8fe342c">2.22. 特定のファイルを Dropbox 以下にバックアップする</text:a></text:p>
          <text:p text:style-name="Contents_20_2"><text:a xlink:type="simple" xlink:href="#orge2a8d68">2.23. その他</text:a></text:p>
          <text:p text:style-name="Contents_20_1"><text:a xlink:type="simple" xlink:href="#orgec62865">3. 未設定／テスト中</text:a></text:p>
          <text:p text:style-name="Contents_20_2"><text:a xlink:type="simple" xlink:href="#org264bab6">3.1. byte-compile の警告を抑制する</text:a></text:p>
          <text:p text:style-name="Contents_20_2"><text:a xlink:type="simple" xlink:href="#orge2e9726">3.2. [window-resizer.el] 分割したウィンドウサイズを変更する</text:a></text:p>
          <text:p text:style-name="Contents_20_2"><text:a xlink:type="simple" xlink:href="#org2c641ac">3.3. [idle-requie]</text:a></text:p>
          <text:p text:style-name="Contents_20_2"><text:a xlink:type="simple" xlink:href="#org18c9cf1">3.4. [pdf-preview]</text:a></text:p>
          <text:p text:style-name="Contents_20_2"><text:a xlink:type="simple" xlink:href="#org1074a1d">3.5. [EasyPG]</text:a></text:p>
          <text:p text:style-name="Contents_20_2"><text:a xlink:type="simple" xlink:href="#orgb379177">3.6. [eblook]</text:a></text:p>
          <text:p text:style-name="Contents_20_2"><text:a xlink:type="simple" xlink:href="#org46a425f">3.7. [iBuffer]</text:a></text:p>
          <text:p text:style-name="Contents_20_2"><text:a xlink:type="simple" xlink:href="#org256aa3d">3.8. UUID をファイル名にして所定のディレクトリにコピー／移動</text:a></text:p>
          <text:p text:style-name="Contents_20_2"><text:a xlink:type="simple" xlink:href="#org7fb22a8">3.9. キーバインド</text:a></text:p>
          <text:p text:style-name="Contents_20_1"><text:a xlink:type="simple" xlink:href="#org3d010a4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9bb355b"/>
<text:bookmark text:name="org9bb355b"/>orgバッファを評価
<text:bookmark-end text:name="OrgXref.org9bb355b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21011f0"/>
<text:bookmark text:name="org21011f0"/>ユーティリティ関数
<text:bookmark-end text:name="OrgXref.org21011f0"/></text:h>
      <text:h text:style-name="Heading_20_2" text:outline-level="2" text:is-list-header="false">
<text:bookmark-start text:name="OrgXref.orgd77d780"/>
<text:bookmark text:name="orgd77d780"/>サボっていると Kyoko さんに怒られる
<text:bookmark-end text:name="OrgXref.orgd77d780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5647fdd"/>
<text:bookmark text:name="org5647fdd"/>org-buffer を dokuwiki 形式に変換し，kill-ring に格納
<text:bookmark-end text:name="OrgXref.org5647fdd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bb1452a"/>
<text:bookmark text:name="orgbb1452a"/>コンソールでカレントバッファのあるディレクトリに移動する
<text:bookmark-end text:name="OrgXref.orgbb1452a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be8170c"/>
<text:bookmark text:name="orgbe8170c"/>ファイルに含まれるテーブルを使って定時にアラートを表示する
<text:bookmark-end text:name="OrgXref.orgbe8170c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set-alarms-from-file<text:s/><text:span text:style-name="OrgSrcFontLockStringFace">"~/Dropbox/org/trigger.org"</text:span>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\|\\s-*X\\s-*\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<text:span text:style-name="OrgSrcFontLockCommentDelimiterFace">;;<text:s/></text:span><text:span text:style-name="OrgSrcFontLockCommentFace">(when<text:s/>(autoload-if-found</text:span></text:p>
      <text:p text:style-name="OrgSrcBlock"><text:span text:style-name="OrgSrcFontLockCommentDelimiterFace">;;<text:s/><text:s/><text:s/><text:s/><text:s/><text:s/><text:s/><text:s/></text:span><text:span text:style-name="OrgSrcFontLockCommentFace">'(todochiku-message)</text:span></text:p>
      <text:p text:style-name="OrgSrcBlock"><text:span text:style-name="OrgSrcFontLockCommentDelimiterFace">;;<text:s/><text:s/><text:s/><text:s/><text:s/><text:s/><text:s/><text:s/></text:span><text:span text:style-name="OrgSrcFontLockCommentFace">"todochiku"<text:s/>nil<text:s/>t)</text:span></text:p>
      <text:p text:style-name="OrgSrcBlock"><text:span text:style-name="OrgSrcFontLockCommentDelimiterFace">;;<text:s/><text:s/><text:s/></text:span><text:span text:style-name="OrgSrcFontLockCommentFace">(eval-when-compile</text:span></text:p>
      <text:p text:style-name="OrgSrcBlock"><text:span text:style-name="OrgSrcFontLockCommentDelimiterFace">;;<text:s/><text:s/><text:s/><text:s/><text:s/></text:span><text:span text:style-name="OrgSrcFontLockCommentFace">(require<text:s/>'todochiku<text:s/>nil<text:s/>t))</text:span></text:p>
      <text:p text:style-name="OrgSrcBlock"><text:span text:style-name="OrgSrcFontLockCommentDelimiterFace">;;<text:s/><text:s/><text:s/></text:span><text:span text:style-name="OrgSrcFontLockCommentFace">(with-eval-after-load<text:s/>"todochiku"</text:span></text:p>
      <text:p text:style-name="OrgSrcBlock"><text:span text:style-name="OrgSrcFontLockCommentDelimiterFace">;;<text:s/><text:s/><text:s/><text:s/><text:s/></text:span><text:span text:style-name="OrgSrcFontLockCommentFace">(setq<text:s/>todochiku-icons-directory<text:s/>"~/Dropbox/emacs.d/todochiku-icons")</text:span></text:p>
      <text:p text:style-name="OrgSrcBlock"><text:span text:style-name="OrgSrcFontLockCommentDelimiterFace">;;<text:s/><text:s/><text:s/><text:s/><text:s/></text:span><text:span text:style-name="OrgSrcFontLockCommentFace">(add-to-list<text:s/>'todochiku-icons<text:s/>'(emacs<text:s/>.<text:s/>"emacs.png"))</text:span></text:p>
      <text:p text:style-name="OrgSrcBlock"><text:span text:style-name="OrgSrcFontLockCommentDelimiterFace">;;<text:s/><text:s/><text:s/><text:s/><text:s/></text:span><text:span text:style-name="OrgSrcFontLockCommentFace">(require<text:s/>'cl-lib)))</text:span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9fca228"/>
<text:bookmark text:name="org9fca228"/>頻繁に利用するファイルをring形式でたどる
<text:bookmark-end text:name="OrgXref.org9fca228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my:make-file-ring</text:p>
      <text:p text:style-name="OrgSrcBlock"><text:s/>'(<text:span text:style-name="OrgSrcFontLockStringFace">"~/Dropbox/org/work.org"</text:span><text:s/><text:span text:style-name="OrgSrcFontLockStringFace">"~/Dropbox/org/daily.org"</text:span><text:s/><text:span text:style-name="OrgSrcFontLockStringFace">"~/Dropbox/org/wg1.org"</text:span></text:p>
      <text:p text:style-name="OrgSrcBlock"><text:s/><text:s/><text:s/><text:span text:style-name="OrgSrcFontLockStringFace">"~/Dropbox/org/research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e810ec0"/>
<text:bookmark text:name="orge810ec0"/>引数のorgバッファを開く
<text:bookmark-end text:name="OrgXref.orge810ec0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30206ed"/>
<text:bookmark text:name="org30206ed"/>orgバッファにいつものヘッダを追加する
<text:bookmark-end text:name="OrgXref.org30206e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7d670b8"/>
<text:bookmark text:name="org7d670b8"/>議事録ひな形を書き入れる
<text:bookmark-end text:name="OrgXref.org7d670b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2499587"/>
<text:bookmark text:name="org2499587"/>ランダムの文字列を取得する
<text:bookmark-end text:name="OrgXref.org2499587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6c0eec0"/>
<text:bookmark text:name="org6c0eec0"/>Auto-install をセットアップする
<text:bookmark-end text:name="OrgXref.org6c0eec0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8e24099"/>
<text:bookmark text:name="org8e24099"/>行頭に"  - "を挿入する
<text:bookmark-end text:name="OrgXref.org8e2409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f3d925a"/>
<text:bookmark text:name="orgf3d925a"/>日付などを簡単に挿入する
<text:bookmark-end text:name="OrgXref.orgf3d925a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8a6237b"/>
<text:bookmark text:name="org8a6237b"/>キーバインド
<text:bookmark-end text:name="OrgXref.org8a6237b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1fb5cc6"/>
<text:bookmark text:name="org1fb5cc6"/>XHTMLを利用したガントチャート生成
<text:bookmark-end text:name="OrgXref.org1fb5cc6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h text:style-name="Heading_20_2" text:outline-level="2" text:is-list-header="false">
<text:bookmark-start text:name="OrgXref.orgc42ce80"/>
<text:bookmark text:name="orgc42ce80"/>定期実行関数
<text:bookmark-end text:name="OrgXref.orgc42ce80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e48ba92"/>
<text:bookmark text:name="orge48ba92"/>ブラウザの設定
<text:bookmark-end text:name="OrgXref.orge48ba92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<text:span text:style-name="OrgSrcFontLockKeywordFace">setq</text:span><text:s/>browse-url-generic-program<text:s/>'google-chrome))</text:p>
      <text:p text:style-name="OrgSrcBlock"><text:s/><text:s/><text:s/><text:s/><text:s/>((eq<text:s/>window-system<text:s/>'mac)</text:p>
      <text:p text:style-name="OrgSrcBlock"><text:s/><text:s/><text:s/><text:s/><text:s/><text:s/>(<text:span text:style-name="OrgSrcFontLockKeywordFace">setq</text:span><text:s/>browse-url-browser-function<text:s/>'browse-url-generic)</text:p>
      <text:p text:style-name="OrgSrcBlock"><text:s/><text:s/><text:s/><text:s/><text:s/><text:s/>(<text:span text:style-name="OrgSrcFontLockKeywordFace">setq</text:span><text:s/>browse-url-generic-program<text:s/><text:span text:style-name="OrgSrcFontLockStringFace">"/Applications/Google<text:s/>Chrome.app/Contents/MacOS/Google<text:s/>Chrome"</text:span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bed510a"/>
<text:bookmark text:name="orgbed510a"/>ミニバッファに日時を表示
<text:bookmark-end text:name="OrgXref.orgbed510a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:date)</text:p>
      <text:h text:style-name="Heading_20_2" text:outline-level="2" text:is-list-header="false">
<text:bookmark-start text:name="OrgXref.org5bab276"/>
<text:bookmark text:name="org5bab276"/>バックアップファイルの削除
<text:bookmark-end text:name="OrgXref.org5bab276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\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\'<text:s/>-print0<text:s/>|<text:s/>while<text:s/>read<text:s/>-r<text:s/>-d<text:s/>\'\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7193b94"/>
<text:bookmark text:name="org7193b94"/>日中と夜中でテーマを切り替える
<text:bookmark-end text:name="OrgXref.org7193b9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mapc<text:s/>'disable-theme<text:s/>custom-enabled-themes)</text:p>
      <text:p text:style-name="OrgSrcBlock"><text:s/><text:s/><text:s/><text:s/>(load-theme<text:s/>'daylight<text:s/>t)</text:p>
      <text:p text:style-name="OrgSrcBlock"><text:s/><text:s/><text:s/><text:s/>(moom-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(mapc<text:s/>'disable-theme<text:s/>custom-enabled-themes)</text:p>
      <text:p text:style-name="OrgSrcBlock"><text:s/><text:s/><text:s/><text:s/>(load-theme<text:s/>'night<text:s/>t)</text:p>
      <text:p text:style-name="OrgSrcBlockLastLine"><text:s/><text:s/><text:s/><text:s/>(moom-reset-font-size)))</text:p>
      <text:h text:style-name="Heading_20_2" text:outline-level="2" text:is-list-header="false">
<text:bookmark-start text:name="OrgXref.org8e68ab8"/>
<text:bookmark text:name="org8e68ab8"/>chomp
<text:bookmark-end text:name="OrgXref.org8e68ab8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7009908"/>
<text:bookmark text:name="org7009908"/>iTerm2.app を呼び出す関数
<text:bookmark-end text:name="OrgXref.org700990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0f1b07f"/>
<text:bookmark text:name="org0f1b07f"/>lingr にログインする
<text:bookmark-end text:name="OrgXref.org0f1b07f"/></text:h>
      <text:p text:style-name="OrgSrcBlock">(<text:span text:style-name="OrgSrcFontLockKeywordFace">defun</text:span><text:s/><text:span text:style-name="OrgSrcFontLockFunctionNameFace">my: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8fe342c"/>
<text:bookmark text:name="org8fe342c"/>特定のファイルを Dropbox 以下にバックアップする
<text:bookmark-end text:name="OrgXref.org8fe342c"/></text:h>
      <text:p text:style-name="OrgSrcBlock">(<text:span text:style-name="OrgSrcFontLockKeywordFace">defun</text:span><text:s/><text:span text:style-name="OrgSrcFontLockFunctionNameFace">my: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text:s/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e2a8d68"/>
<text:bookmark text:name="orge2a8d68"/>その他
<text:bookmark-end text:name="OrgXref.orge2a8d68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ec62865"/>
<text:bookmark text:name="orgec62865"/>未設定／テスト中
<text:bookmark-end text:name="OrgXref.orgec62865"/></text:h>
      <text:h text:style-name="Heading_20_2" text:outline-level="2" text:is-list-header="false">
<text:bookmark-start text:name="OrgXref.org264bab6"/>
<text:bookmark text:name="org264bab6"/>byte-compile の警告を抑制する
<text:bookmark-end text:name="OrgXref.org264bab6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e2e9726"/>
<text:bookmark text:name="orge2e9726"/>[window-resizer.el] 分割したウィンドウサイズを変更する
<text:bookmark-end text:name="OrgXref.orge2e9726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2c641ac"/>
<text:bookmark text:name="org2c641ac"/>[idle-requie]
<text:bookmark-end text:name="OrgXref.org2c641ac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18c9cf1"/>
<text:bookmark text:name="org18c9cf1"/>[pdf-preview]
<text:bookmark-end text:name="OrgXref.org18c9cf1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1074a1d"/>
<text:bookmark text:name="org1074a1d"/>[EasyPG]
<text:bookmark-end text:name="OrgXref.org1074a1d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b379177"/>
<text:bookmark text:name="orgb379177"/>[eblook]
<text:bookmark-end text:name="OrgXref.orgb379177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46a425f"/>
<text:bookmark text:name="org46a425f"/>[iBuffer]
<text:bookmark-end text:name="OrgXref.org46a425f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256aa3d"/>
<text:bookmark text:name="org256aa3d"/>UUID をファイル名にして所定のディレクトリにコピー／移動
<text:bookmark-end text:name="OrgXref.org256aa3d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7fb22a8"/>
<text:bookmark text:name="org7fb22a8"/>キーバインド
<text:bookmark-end text:name="OrgXref.org7fb22a8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3d010a4"/>
<text:bookmark text:name="org3d010a4"/>provide
<text:bookmark-end text:name="OrgXref.org3d010a4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228b22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483d8b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DocFace" style:family="text">
      <style:text-properties fo:color="#8b2252"/>
    </style:style>
    <style:style style:name="OrgSrcFontLockFunctionNameFace" style:family="text">
      <style:text-properties fo:color="#0432fe"/>
    </style:style>
    <style:style style:name="OrgSrcFontLockWarningFace" style:family="text">
      <style:text-properties fo:color="#fe25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93209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7-09-08T15:34:32</dc:date>
    <meta:creation-date>2017-09-08T15:34:32</meta:creation-date>
    <meta:generator>Emacs 25.2.1 (Org mode 9.0)</meta:generator>
    <meta:keyword/>
    <dc:subject/>
    <dc:title>ユーティリティ関数群</dc:title>
  </office:meta>
</office:document-meta>
</file>